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officeooo:rsid="00041851" officeooo:paragraph-rsid="00041851" style:font-size-asian="14pt" style:font-size-complex="14pt"/>
    </style:style>
    <style:style style:name="P2" style:family="paragraph" style:parent-style-name="Standard">
      <style:text-properties style:font-name="Arial1" fo:font-size="14pt" officeooo:rsid="00083f15" officeooo:paragraph-rsid="00083f15" style:font-size-asian="14pt" style:font-size-complex="14pt"/>
    </style:style>
    <style:style style:name="P3" style:family="paragraph" style:parent-style-name="Standard">
      <style:text-properties style:font-name="Arial1" fo:font-size="14pt" fo:language="ru" fo:country="RU" officeooo:rsid="00083f15" officeooo:paragraph-rsid="00083f15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f3a4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fd7a"/>
    </style:style>
    <style:style style:name="T6" style:family="text">
      <style:text-properties officeooo:rsid="000bb87a"/>
    </style:style>
    <style:style style:name="T7" style:family="text">
      <style:text-properties officeooo:rsid="000dbb91"/>
    </style:style>
    <style:style style:name="T8" style:family="text">
      <style:text-properties officeooo:rsid="000ecb77"/>
    </style:style>
    <style:style style:name="T9" style:family="text">
      <style:text-properties officeooo:rsid="000f3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ФИО</text:span>: Сергеев Артем Денисович</text:p>
      <text:p text:style-name="P1"/>
      <text:p text:style-name="P1"><text:span text:style-name="T4">Группа</text:span>: 431</text:p>
      <text:p text:style-name="P1"/>
      <text:p text:style-name="P1"><text:span text:style-name="T4">Телеграмм</text:span>: <text:span text:style-name="T1">@neptunet </text:span><text:a xlink:type="simple" xlink:href="https://t.me/neptunet" text:style-name="Internet_20_link" text:visited-style-name="Visited_20_Internet_20_Link"><text:span text:style-name="T1">https://t.me/neptunet</text:span></text:a></text:p>
      <text:p text:style-name="P1"><text:span text:style-name="T1"/></text:p>
      <text:p text:style-name="P2"><text:span text:style-name="T2">Github</text:span><text:span text:style-name="T1">: https://github.com/NepNepTea/ITKafedra</text:span></text:p>
      <text:p text:style-name="P2"><text:span text:style-name="T1"/></text:p>
      <text:p text:style-name="P3"><text:span text:style-name="T4">Почему решили пойти на кафедру</text:span>: давно хотел <text:span text:style-name="T9">стать </text:span><text:span text:style-name="T3">QA-</text:span><text:span text:style-name="T9">инженером</text:span><text:span text:style-name="T5">, а для этого мне необходим </text:span><text:span text:style-name="T9">профессиональный</text:span><text:span text:style-name="T5"> опыт</text:span>. До этого участвовал в тестировании приложения <text:span text:style-name="T1">xbox app </text:span>для <text:span text:style-name="T1">windows 11 </text:span>по инструкции <text:span text:style-name="T5">от</text:span> <text:span text:style-name="T1">microsoft.</text:span></text:p>
      <text:p text:style-name="P3"><text:span text:style-name="T1"/></text:p>
      <text:p text:style-name="P3"><text:span text:style-name="T4">Немного о себе</text:span>: <text:span text:style-name="T9">усидчив, внимателен, </text:span><text:span text:style-name="T5">быстро учусь, </text:span><text:span text:style-name="T6">люблю </text:span><text:span text:style-name="T7">изучать</text:span><text:span text:style-name="T6"> новы</text:span><text:span text:style-name="T7">е</text:span><text:span text:style-name="T6"> предметны</text:span><text:span text:style-name="T7">е</text:span><text:span text:style-name="T6"> област</text:span><text:span text:style-name="T7">и, ответственно подхожу к выполнению задания, </text:span><text:span text:style-name="T8">уверенно чувствую себя в команде.</text:span><text:span text:style-name="T5"> </text:span><text:span text:style-name="T8">К</text:span><text:span text:style-name="T5"> интересам и увлечениям могу отнести музыку, фотографию, рукоделие, </text:span><text:span text:style-name="T6">видеоигры, рисование, выращивание комнатных растений, аквариумисти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3:42:25.922000000</meta:creation-date>
    <dc:date>2024-09-29T17:46:10.658000000</dc:date>
    <meta:editing-duration>PT58M22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6" meta:word-count="79" meta:character-count="643" meta:non-whitespace-character-count="570"/>
  </office:meta>
</office:document-meta>
</file>